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20.274cm" fo:min-width="18.246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14.828cm" fo:min-width="16.229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14.463cm" fo:min-width="3.461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1.637cm" fo:min-width="1.656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1.348cm" fo:min-width="1.738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ccffff" draw:textarea-horizontal-align="justify" draw:textarea-vertical-align="middle" draw:auto-grow-height="false" fo:min-height="0.888cm" fo:min-width="1.208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="Arrow" draw:marker-end-width="0.35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14.513cm" fo:min-width="3.511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739cm" fo:min-width="4.79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1.147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221cm" fo:min-width="8.924cm" fo:padding-top="0.15cm" fo:padding-bottom="0.15cm" fo:padding-left="0.275cm" fo:padding-right="0.275cm"/>
    </style:style>
    <style:style style:name="gr13" style:family="graphic" style:parent-style-name="standard">
      <style:graphic-properties svg:stroke-color="#000000" draw:fill-color="#88a0a8" draw:textarea-horizontal-align="justify" draw:textarea-vertical-align="middle" draw:auto-grow-height="false" fo:min-height="0.379cm" fo:min-width="2.19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15" style:family="graphic" style:parent-style-name="standard">
      <style:graphic-properties draw:stroke="none" svg:stroke-color="#ffffff" draw:fill="none" draw:fill-color="#ffffff" fo:min-height="1.183cm"/>
    </style:style>
    <style:style style:name="gr16" style:family="graphic" style:parent-style-name="objectwithoutfill">
      <style:graphic-properties svg:stroke-width="0.051cm" svg:stroke-color="#ffffff" draw:marker-start="" draw:marker-start-width="0.457cm" draw:marker-end="" draw:marker-end-width="0.457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svg:stroke-width="0.051cm" svg:stroke-color="#ffffff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2.73cm" fo:min-width="9.084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-color="#88a0a8" draw:textarea-horizontal-align="justify" draw:textarea-vertical-align="middle" draw:auto-grow-height="false" fo:min-height="0.199cm" fo:min-width="0cm"/>
    </style:style>
    <style:style style:name="gr21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svg:stroke-width="0.051cm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color="#fad4d8" draw:fill="none" draw:textarea-horizontal-align="justify" draw:textarea-vertical-align="middle" draw:auto-grow-height="false" fo:min-height="0.29cm" fo:min-width="0.04cm"/>
    </style:style>
    <style:style style:name="gr26" style:family="graphic" style:parent-style-name="standard">
      <style:graphic-properties svg:stroke-width="0.051cm" svg:stroke-color="#000000" draw:marker-start-width="0.355cm" draw:marker-end-width="0.355cm" draw:fill-color="#dbd3c9" draw:textarea-horizontal-align="justify" draw:textarea-vertical-align="middle" draw:auto-grow-height="false" fo:min-height="1.02cm" fo:min-width="0.834cm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1.008cm" fo:min-width="1.925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1.047cm" fo:min-width="1.178cm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-color="#fad4d8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88a0a8"/>
      <style:paragraph-properties fo:text-align="center"/>
    </style:style>
    <style:style style:name="P6" style:family="paragraph">
      <loext:graphic-properties draw:fill-color="#ccffff"/>
      <style:paragraph-properties fo:text-align="center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="none" draw:fill-color="#ffffff"/>
      <style:text-properties fo:font-size="28pt" fo:font-weight="bold"/>
    </style:style>
    <style:style style:name="P9" style:family="paragraph">
      <loext:graphic-properties draw:fill-color="#546a76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-color="#dbd3c9"/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ize="28pt" fo:font-weight="bold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20.574cm" svg:x="1.508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415cm" svg:height="16.764cm" draw:transform="skewX (0.0010471975511966) rotate (0.0010471975511966) translate (1.635cm 7.8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15.197cm" svg:x="4.586cm" svg:y="9.3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3.048cm" svg:height="2.667cm" svg:x="1.135cm" svg:y="1.097cm">
          <text:p text:style-name="P4">Execution</text:p>
          <text:p text:style-name="P4">Control File</text:p>
          <text:p text:style-name="P4">(Optional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3.556cm" svg:height="2.54cm" svg:x="4.437cm" svg:y="1.097cm">
          <text:p text:style-name="P4">Input:</text:p>
          <text:p text:style-name="P4">User Design<text:line-break/>+</text:p>
          <text:p text:style-name="P4">Constraints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xml:id="id4" draw:id="id4" draw:layer="layout" svg:width="3.048cm" svg:height="2.667cm" svg:x="8.247cm" svg:y="1.097cm">
          <text:p text:style-name="P4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3.048cm" svg:height="2.032cm" svg:x="4.691cm" svg:y="5.03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7" draw:text-style-name="P4" draw:layer="layout" svg:x1="2.659cm" svg:y1="3.764cm" svg:x2="5.072cm" svg:y2="6.05cm" draw:start-shape="id1" draw:start-glue-point="8" draw:end-shape="id2" draw:end-glue-point="6" svg:d="M2659 3764v2286h2413" svg:viewBox="0 0 2414 2287">
          <text:p/>
        </draw:connector>
        <draw:connector draw:style-name="gr7" draw:text-style-name="P4" draw:layer="layout" svg:x1="6.215cm" svg:y1="3.637cm" svg:x2="6.215cm" svg:y2="5.034cm" draw:start-shape="id3" draw:start-glue-point="6" draw:end-shape="id2" draw:end-glue-point="7" svg:d="M6215 3637v1397" svg:viewBox="0 0 1 1398">
          <text:p/>
        </draw:connector>
        <draw:connector draw:style-name="gr7" draw:text-style-name="P4" draw:layer="layout" svg:x1="9.771cm" svg:y1="3.764cm" svg:x2="7.358cm" svg:y2="6.05cm" draw:start-shape="id4" draw:start-glue-point="8" draw:end-shape="id2" draw:end-glue-point="4" svg:d="M9771 3764v2286h-2413" svg:viewBox="0 0 2414 2287">
          <text:p/>
        </draw:connector>
        <draw:custom-shape draw:style-name="gr3" draw:text-style-name="P3" draw:layer="layout" svg:width="4.445cm" svg:height="15.197cm" svg:x="4.286cm" svg:y="9.1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445cm" svg:height="15.197cm" svg:x="4.048cm" svg:y="8.9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3.429cm" svg:height="1.199cm" svg:x="3.159cm" svg:y="8.277cm">
          <draw:text-box>
            <text:p><text:span text:style-name="T1">Application(s)</text:span></text:p>
          </draw:text-box>
        </draw:frame>
        <draw:custom-shape draw:style-name="gr10" draw:text-style-name="P5" xml:id="id12" draw:id="id12" draw:layer="layout" svg:width="7.493cm" svg:height="1.397cm" svg:x="2.651cm" svg:y="25.484cm">
          <text:p text:style-name="P4">Output:</text:p>
          <text:p text:style-name="P4">Implemen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3.429cm" svg:height="1.397cm" svg:x="16.389cm" svg:y="2.941cm">
          <draw:text-box>
            <text:p><text:span text:style-name="T2">Poros</text:span></text:p>
          </draw:text-box>
        </draw:frame>
        <draw:custom-shape draw:style-name="gr12" draw:text-style-name="P9" xml:id="id11" draw:id="id11" draw:layer="layout" svg:width="9.906cm" svg:height="4.953cm" svg:x="9.255cm" svg:y="9.1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3.81cm" svg:height="0.889cm" svg:x="15.016cm" svg:y="9.544cm">
          <text:p text:style-name="P4">Algorith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81cm" svg:height="0.889cm" svg:x="15.016cm" svg:y="10.814cm">
          <text:p text:style-name="P4">Algorith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81cm" svg:height="0.889cm" svg:x="15.016cm" svg:y="13.011cm">
          <text:p text:style-name="P4">Algorithm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6" draw:id="id6" draw:layer="layout" svg:width="0.635cm" svg:height="0.635cm" svg:x="13.954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35cm" svg:height="0.635cm" svg:x="13.954cm" svg:y="1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35cm" svg:height="0.635cm" svg:x="13.954cm" svg:y="1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1" draw:layer="layout" svg:width="0.381cm" svg:height="1.433cm" svg:x="16.621cm" svg:y="11.559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14" draw:text-style-name="P10" xml:id="id5" draw:id="id5" draw:layer="layout" svg:width="0.635cm" svg:height="0.635cm" svg:x="10.525cm" svg:y="11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type="line" svg:x1="11.16cm" svg:y1="11.405cm" svg:x2="13.954cm" svg:y2="10.008cm" draw:start-shape="id5" draw:start-glue-point="10" draw:end-shape="id6" draw:end-glue-point="6" svg:d="M11160 11405l2794-1397" svg:viewBox="0 0 2795 1398">
          <text:p/>
        </draw:connector>
        <draw:frame draw:style-name="gr17" draw:text-style-name="P7" draw:layer="layout" svg:width="2.159cm" svg:height="0.762cm" svg:x="9.636cm" svg:y="8.293cm">
          <draw:text-box>
            <text:p><text:span text:style-name="T1">Stage 1</text:span></text:p>
          </draw:text-box>
        </draw:frame>
        <draw:frame draw:style-name="gr17" draw:text-style-name="P7" draw:layer="layout" svg:width="2.159cm" svg:height="0.762cm" svg:x="10.017cm" svg:y="9.69cm">
          <draw:text-box>
            <text:p><text:span text:style-name="T1">Switch</text:span></text:p>
          </draw:text-box>
        </draw:frame>
        <draw:path draw:style-name="gr18" draw:text-style-name="P12" draw:layer="layout" svg:width="1.968cm" svg:height="2.779cm" draw:transform="rotate (-0.46809730538488) translate (12.053cm 10.207cm)" svg:viewBox="0 0 1969 2780" svg:d="M0 0c352 78 730 109 1040 364 266 218 466 458 661 720 187 250 280 586 227 906l41 342-170 316-64 132">
          <text:p/>
        </draw:path>
        <draw:custom-shape draw:style-name="gr19" draw:text-style-name="P9" draw:layer="layout" svg:width="9.906cm" svg:height="3.302cm" svg:x="9.255cm" svg:y="15.1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2.159cm" svg:height="0.762cm" svg:x="9.763cm" svg:y="14.389cm">
          <draw:text-box>
            <text:p><text:span text:style-name="T1">Stage 2</text:span></text:p>
          </draw:text-box>
        </draw:frame>
        <draw:custom-shape draw:style-name="gr14" draw:text-style-name="P10" xml:id="id8" draw:id="id8" draw:layer="layout" svg:width="0.635cm" svg:height="0.635cm" svg:x="13.954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35cm" svg:height="0.635cm" svg:x="13.954cm" svg:y="16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35cm" svg:height="0.635cm" svg:x="13.954cm" svg:y="17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635cm" svg:height="0.635cm" svg:x="16.494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635cm" svg:height="0.635cm" svg:x="16.494cm" svg:y="16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635cm" svg:height="0.635cm" svg:x="16.494cm" svg:y="17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3" draw:layer="layout" svg:width="0.381cm" svg:height="1.433cm" svg:x="14.462cm" svg:y="18.471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custom-shape draw:style-name="gr19" draw:text-style-name="P9" draw:layer="layout" svg:width="9.906cm" svg:height="3.302cm" svg:x="9.282cm" svg:y="19.9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2.159cm" svg:height="0.762cm" svg:x="9.79cm" svg:y="19.215cm">
          <draw:text-box>
            <text:p><text:span text:style-name="T1">Stage N</text:span></text:p>
          </draw:text-box>
        </draw:frame>
        <draw:custom-shape draw:style-name="gr14" draw:text-style-name="P10" xml:id="id7" draw:id="id7" draw:layer="layout" svg:width="0.635cm" svg:height="0.635cm" svg:x="10.779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2" draw:layer="layout" draw:type="line" svg:x1="11.414cm" svg:y1="16.823cm" svg:x2="13.954cm" svg:y2="15.723cm" draw:start-shape="id7" draw:start-glue-point="10" draw:end-shape="id8" draw:end-glue-point="6" svg:d="M11414 16823l2540-1100" svg:viewBox="0 0 2541 1101">
          <text:p/>
        </draw:connector>
        <draw:custom-shape draw:style-name="gr14" draw:text-style-name="P10" xml:id="id10" draw:id="id10" draw:layer="layout" svg:width="0.635cm" svg:height="0.635cm" svg:x="14.081cm" svg:y="2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35cm" svg:height="0.635cm" svg:x="14.081cm" svg:y="2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635cm" svg:height="0.635cm" svg:x="14.081cm" svg:y="2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635cm" svg:height="0.635cm" svg:x="16.621cm" svg:y="2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635cm" svg:height="0.635cm" svg:x="16.621cm" svg:y="2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635cm" svg:height="0.635cm" svg:x="16.621cm" svg:y="2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9" draw:id="id9" draw:layer="layout" svg:width="0.635cm" svg:height="0.635cm" svg:x="10.906cm" svg:y="21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2" draw:layer="layout" draw:type="line" svg:x1="11.541cm" svg:y1="21.606cm" svg:x2="14.081cm" svg:y2="20.506cm" draw:start-shape="id9" draw:start-glue-point="10" draw:end-shape="id10" draw:end-glue-point="6" svg:d="M11541 21606l2540-1100" svg:viewBox="0 0 2541 1101">
          <text:p/>
        </draw:connector>
        <draw:path draw:style-name="gr18" draw:text-style-name="P12" draw:layer="layout" svg:width="1.313cm" svg:height="2.062cm" draw:transform="skewX (-0.161617488734675) rotate (-0.553443905807402) translate (12.684cm 15.616cm)" svg:viewBox="0 0 1314 2063" svg:d="M0 0c235 58 487 81 694 270 178 162 311 340 441 535 125 185 187 434 152 672l27 253-113 234-43 99">
          <text:p/>
        </draw:path>
        <draw:path draw:style-name="gr18" draw:text-style-name="P12" draw:layer="layout" svg:width="1.313cm" svg:height="2.062cm" draw:transform="skewX (-0.161617488734675) rotate (-0.553443905807402) translate (12.811cm 20.315cm)" svg:viewBox="0 0 1314 2063" svg:d="M0 0c235 58 487 81 694 270 178 162 311 340 441 535 125 185 187 434 152 672l27 253-113 234-43 99">
          <text:p/>
        </draw:path>
        <draw:connector draw:style-name="gr22" draw:text-style-name="P12" draw:layer="layout" draw:type="curve" svg:x1="6.215cm" svg:y1="7.066cm" svg:x2="10.525cm" svg:y2="11.405cm" draw:start-shape="id2" draw:start-glue-point="5" draw:end-shape="id5" draw:end-glue-point="6" svg:d="M6215 7066c0 2893 1436 4339 4310 4339" svg:viewBox="0 0 4311 4340">
          <text:p/>
        </draw:connector>
        <draw:connector draw:style-name="gr23" draw:text-style-name="P12" draw:layer="layout" draw:type="curve" svg:x1="19.161cm" svg:y1="11.658cm" svg:x2="19.161cm" svg:y2="11.658cm" draw:start-shape="id11" draw:end-shape="id11" svg:d="M19161 11658z" svg:viewBox="0 0 1 1">
          <text:p/>
        </draw:connector>
        <draw:connector draw:style-name="gr24" draw:text-style-name="P12" draw:layer="layout" draw:type="curve" svg:x1="6.398cm" svg:y1="25.484cm" svg:x2="10.906cm" svg:y2="21.606cm" draw:start-shape="id12" draw:start-glue-point="4" draw:end-shape="id9" draw:end-glue-point="6" svg:d="M6398 25484c0-2586 1502-3878 4508-3878" svg:viewBox="0 0 4509 3879">
          <text:p/>
        </draw:connector>
        <draw:custom-shape draw:style-name="gr25" draw:text-style-name="P12" xml:id="id13" draw:id="id13" draw:layer="layout" svg:width="0.762cm" svg:height="0.762cm" svg:x="5.953cm" svg:y="13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14" draw:id="id14" draw:layer="layout" svg:width="0.762cm" svg:height="0.762cm" svg:x="5.953cm" svg:y="1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2" draw:layer="layout" draw:type="curve" svg:x1="10.525cm" svg:y1="11.405cm" svg:x2="6.334cm" svg:y2="13.738cm" draw:start-shape="id5" draw:start-glue-point="6" draw:end-shape="id13" draw:end-glue-point="4" svg:d="M10525 11405c-2794 0-4191 777-4191 2333" svg:viewBox="0 0 4192 2334">
          <text:p/>
        </draw:connector>
        <draw:connector draw:style-name="gr22" draw:text-style-name="P12" draw:layer="layout" draw:type="curve" svg:x1="6.334cm" svg:y1="14.5cm" svg:x2="10.779cm" svg:y2="16.823cm" draw:start-shape="id13" draw:start-glue-point="8" draw:end-shape="id7" draw:end-glue-point="6" svg:d="M6334 14500c0 1549 1481 2323 4445 2323" svg:viewBox="0 0 4446 2324">
          <text:p/>
        </draw:connector>
        <draw:connector draw:style-name="gr22" draw:text-style-name="P12" draw:layer="layout" draw:type="curve" svg:x1="10.779cm" svg:y1="16.823cm" svg:x2="6.334cm" svg:y2="18.818cm" draw:start-shape="id7" draw:start-glue-point="6" draw:end-shape="id14" draw:end-glue-point="4" svg:d="M10779 16823c-2964 0-4445 665-4445 1995" svg:viewBox="0 0 4446 1996">
          <text:p/>
        </draw:connector>
        <draw:connector draw:style-name="gr22" draw:text-style-name="P12" draw:layer="layout" draw:type="curve" svg:x1="6.334cm" svg:y1="19.58cm" svg:x2="10.906cm" svg:y2="21.606cm" draw:start-shape="id14" draw:start-glue-point="8" draw:end-shape="id9" draw:end-glue-point="6" svg:d="M6334 19580c0 1351 1524 2026 4572 2026" svg:viewBox="0 0 4573 2027">
          <text:p/>
        </draw:connector>
        <draw:line draw:style-name="gr22" draw:text-style-name="P12" draw:layer="layout" svg:x1="6.334cm" svg:y1="13.738cm" svg:x2="6.334cm" svg:y2="14.5cm">
          <text:p/>
        </draw:line>
        <draw:line draw:style-name="gr22" draw:text-style-name="P12" draw:layer="layout" svg:x1="6.334cm" svg:y1="18.818cm" svg:x2="6.334cm" svg:y2="19.58cm">
          <text:p/>
        </draw:line>
        <draw:custom-shape draw:style-name="gr26" draw:text-style-name="P14" draw:layer="layout" svg:width="2.667cm" svg:height="2.54cm" svg:x="14.763cm" svg:y="4.276cm">
          <text:p text:style-name="P4"><text:span text:style-name="T5">Too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5" draw:layer="layout" svg:width="3.429cm" svg:height="1.778cm" svg:x="11.08cm" svg:y="4.53cm">
          <text:p text:style-name="P4"><text:span text:style-name="T5">Librar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4.191cm" svg:height="1.397cm" svg:x="8.874cm" svg:y="6.588cm">
          <draw:text-box>
            <text:p><text:span text:style-name="T2">Project</text:span></text:p>
          </draw:text-box>
        </draw:frame>
        <draw:custom-shape draw:style-name="gr28" draw:text-style-name="P15" draw:layer="layout" svg:width="2.286cm" svg:height="1.905cm" svg:x="17.764cm" svg:y="4.556cm">
          <text:p text:style-name="P4"><text:span text:style-name="T5">Source</text:span></text:p>
          <text:p text:style-name="P4"><text:span text:style-name="T5">Files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46M</meta:editing-duration>
    <meta:editing-cycles>21</meta:editing-cycles>
    <meta:generator>LibreOffice/5.1.6.2$Linux_X86_64 LibreOffice_project/10m0$Build-2</meta:generator>
    <dc:date>2018-03-23T11:54:20.898917162</dc:date>
    <meta:document-statistic meta:object-count="66"/>
  </office:meta>
</office:document-meta>
</file>